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paragraph-properties fo:margin-left="0.409cm" fo:margin-right="0cm" fo:text-indent="0cm" style:auto-text-indent="false"/>
      <style:text-properties fo:letter-spacing="-0.018cm"/>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21">%#include AM_INTRO_2019#%</text:p>
      <text:p text:style-name="P16">%#include AM_SUBSIDES#%</text:p>
      <text:p text:style-name="P16">%#include AM_INFO_2019#%</text:p>
      <text:p text:style-name="P16">%#include AM_SIGNATURES#%</text:p>
      <text:p text:style-name="P22">%#include AM_REVENU_STANDARD_2019#%</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VOIES DE DROIT AU VERSO</text:p>
        <text:p text:style-name="MP11">decmst1</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0-10T07:24:23.19</dc:date>
    <meta:print-date>2003-09-10T06:53:00</meta:print-date>
    <meta:editing-cycles>114</meta:editing-cycles>
    <meta:editing-duration>PT6H53M50S</meta:editing-duration>
    <meta:document-statistic meta:table-count="0" meta:image-count="2" meta:object-count="0" meta:page-count="2" meta:paragraph-count="34" meta:word-count="238" meta:character-count="1814"/>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